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ircular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Rectangular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emniscata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table:style-name="ce1" office:value-type="string" calcext:value-type="string" table:number-columns-spanned="4" table:number-rows-spanned="1">
            <text:p>LABC_1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5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9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LABC_2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6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10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LABC_3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7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11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LABC_4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8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12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P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ircular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Rectangular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emniscata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table:style-name="ce1" office:value-type="string" calcext:value-type="string" table:number-columns-spanned="4" table:number-rows-spanned="1">
            <text:p>LABC_1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5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9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LABC_2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6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10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LABC_3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7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11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P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LABC_4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8</text:p>
          </table:table-cell>
          <table:covered-table-cell table:number-columns-repeated="2" table:style-name="ce3"/>
          <table:covered-table-cell table:style-name="ce4"/>
          <table:table-cell table:style-name="ce1" office:value-type="string" calcext:value-type="string" table:number-columns-spanned="4" table:number-rows-spanned="1">
            <text:p>LABC_12</text:p>
          </table:table-cell>
          <table:covered-table-cell table:number-columns-repeated="2" table:style-name="ce3"/>
          <table:covered-table-cell table:style-name="ce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0:46:11.770388767</meta:creation-date>
    <dc:date>2024-02-09T15:34:51.718722877</dc:date>
    <meta:editing-duration>PT4H38M29S</meta:editing-duration>
    <meta:editing-cycles>3</meta:editing-cycles>
    <meta:generator>LibreOffice/7.3.7.2$Linux_X86_64 LibreOffice_project/30$Build-2</meta:generator>
    <meta:print-date>2024-02-09T11:05:32.129202585</meta:print-date>
    <meta:document-statistic meta:table-count="2" meta:cell-count="750" meta:object-count="0"/>
  </office:meta>
</office:document-meta>
</file>